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1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sex_y</text:p>
          </table:table-cell>
          <table:table-cell table:style-name="Default" office:value-type="string" calcext:value-type="string">
            <text:p>response_1</text:p>
          </table:table-cell>
          <table:table-cell table:style-name="Default" office:value-type="string" calcext:value-type="string">
            <text:p>response_2</text:p>
          </table:table-cell>
          <table:table-cell table:style-name="Default" office:value-type="string" calcext:value-type="string">
            <text:p>response_3</text:p>
          </table:table-cell>
          <table:table-cell table:style-name="Default" office:value-type="string" calcext:value-type="string">
            <text:p>predictor_fixed_1</text:p>
          </table:table-cell>
          <table:table-cell table:style-name="Default" office:value-type="string" calcext:value-type="string">
            <text:p>predictor_fixed_2</text:p>
          </table:table-cell>
          <table:table-cell table:style-name="Default" office:value-type="string" calcext:value-type="string">
            <text:p>predictor_fixed_3</text:p>
          </table:table-cell>
          <table:table-cell table:style-name="Default" office:value-type="string" calcext:value-type="string">
            <text:p>predictor_random_1</text:p>
          </table:table-cell>
          <table:table-cell table:style-name="Default" office:value-type="string" calcext:value-type="string">
            <text:p>groups_random_1</text:p>
          </table:table-cell>
        </table:table-row>
        <table:table-row table:style-name="ro1">
          <table:table-cell office:value-type="string" calcext:value-type="string">
            <text:p>observation_1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955047162025316" calcext:value-type="float">
            <text:p>0.955047162025316</text:p>
          </table:table-cell>
          <table:table-cell table:formula="of:=((RAND())*3)" office:value-type="float" office:value="2.97362790706178" calcext:value-type="float">
            <text:p>2.97362790706178</text:p>
          </table:table-cell>
          <table:table-cell table:formula="of:=((RAND())*3)" office:value-type="float" office:value="2.75323922961437" calcext:value-type="float">
            <text:p>2.75323922961437</text:p>
          </table:table-cell>
          <table:table-cell table:formula="of:=((RAND())*1)" office:value-type="float" office:value="0.00512710344770801" calcext:value-type="float">
            <text:p>0.00512710344770801</text:p>
          </table:table-cell>
          <table:table-cell table:formula="of:=((RAND())*2)" office:value-type="float" office:value="0.269946687180698" calcext:value-type="float">
            <text:p>0.269946687180698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78184916549406" calcext:value-type="float">
            <text:p>1.78184916549406</text:p>
          </table:table-cell>
          <table:table-cell office:value-type="string" calcext:value-type="string">
            <text:p>subject_1</text:p>
          </table:table-cell>
        </table:table-row>
        <table:table-row table:style-name="ro1">
          <table:table-cell office:value-type="string" calcext:value-type="string">
            <text:p>observation_2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513081852256391" calcext:value-type="float">
            <text:p>0.513081852256391</text:p>
          </table:table-cell>
          <table:table-cell table:formula="of:=((RAND())*3)" office:value-type="float" office:value="1.958131892258" calcext:value-type="float">
            <text:p>1.958131892258</text:p>
          </table:table-cell>
          <table:table-cell table:formula="of:=((RAND())*3)" office:value-type="float" office:value="2.12019881784553" calcext:value-type="float">
            <text:p>2.12019881784553</text:p>
          </table:table-cell>
          <table:table-cell table:formula="of:=((RAND())*1)" office:value-type="float" office:value="0.829350740631542" calcext:value-type="float">
            <text:p>0.829350740631542</text:p>
          </table:table-cell>
          <table:table-cell table:formula="of:=((RAND())*2)" office:value-type="float" office:value="0.907605930112322" calcext:value-type="float">
            <text:p>0.907605930112322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0.228230552198708" calcext:value-type="float">
            <text:p>0.228230552198708</text:p>
          </table:table-cell>
          <table:table-cell office:value-type="string" calcext:value-type="string">
            <text:p>subject_1</text:p>
          </table:table-cell>
        </table:table-row>
        <table:table-row table:style-name="ro1">
          <table:table-cell office:value-type="string" calcext:value-type="string">
            <text:p>observation_3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75222152940638" calcext:value-type="float">
            <text:p>1.75222152940638</text:p>
          </table:table-cell>
          <table:table-cell table:formula="of:=((RAND())*3)" office:value-type="float" office:value="0.734772991531606" calcext:value-type="float">
            <text:p>0.734772991531606</text:p>
          </table:table-cell>
          <table:table-cell table:formula="of:=((RAND())*3)" office:value-type="float" office:value="2.88642527530342" calcext:value-type="float">
            <text:p>2.88642527530342</text:p>
          </table:table-cell>
          <table:table-cell table:formula="of:=((RAND())*1)" office:value-type="float" office:value="0.220800474526769" calcext:value-type="float">
            <text:p>0.220800474526769</text:p>
          </table:table-cell>
          <table:table-cell table:formula="of:=((RAND())*2)" office:value-type="float" office:value="0.630052160513231" calcext:value-type="float">
            <text:p>0.630052160513231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0.0633024978454237" calcext:value-type="float">
            <text:p>0.0633024978454237</text:p>
          </table:table-cell>
          <table:table-cell office:value-type="string" calcext:value-type="string">
            <text:p>subject_2</text:p>
          </table:table-cell>
        </table:table-row>
        <table:table-row table:style-name="ro1">
          <table:table-cell office:value-type="string" calcext:value-type="string">
            <text:p>observation_4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38439230045416" calcext:value-type="float">
            <text:p>1.38439230045416</text:p>
          </table:table-cell>
          <table:table-cell table:formula="of:=((RAND())*3)" office:value-type="float" office:value="1.6655744178669" calcext:value-type="float">
            <text:p>1.6655744178669</text:p>
          </table:table-cell>
          <table:table-cell table:formula="of:=((RAND())*3)" office:value-type="float" office:value="1.26042024320937" calcext:value-type="float">
            <text:p>1.26042024320937</text:p>
          </table:table-cell>
          <table:table-cell table:formula="of:=((RAND())*1)" office:value-type="float" office:value="0.782650450004214" calcext:value-type="float">
            <text:p>0.782650450004214</text:p>
          </table:table-cell>
          <table:table-cell table:formula="of:=((RAND())*2)" office:value-type="float" office:value="1.42617182496971" calcext:value-type="float">
            <text:p>1.42617182496971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33487252930025" calcext:value-type="float">
            <text:p>1.33487252930025</text:p>
          </table:table-cell>
          <table:table-cell office:value-type="string" calcext:value-type="string">
            <text:p>subject_2</text:p>
          </table:table-cell>
        </table:table-row>
        <table:table-row table:style-name="ro1">
          <table:table-cell office:value-type="string" calcext:value-type="string">
            <text:p>observation_5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35380423729178" calcext:value-type="float">
            <text:p>1.35380423729178</text:p>
          </table:table-cell>
          <table:table-cell table:formula="of:=((RAND())*3)" office:value-type="float" office:value="0.307854802869351" calcext:value-type="float">
            <text:p>0.307854802869351</text:p>
          </table:table-cell>
          <table:table-cell table:formula="of:=((RAND())*3)" office:value-type="float" office:value="2.90029310473981" calcext:value-type="float">
            <text:p>2.90029310473981</text:p>
          </table:table-cell>
          <table:table-cell table:formula="of:=((RAND())*1)" office:value-type="float" office:value="0.167772178803992" calcext:value-type="float">
            <text:p>0.167772178803992</text:p>
          </table:table-cell>
          <table:table-cell table:formula="of:=((RAND())*2)" office:value-type="float" office:value="0.0137758497548389" calcext:value-type="float">
            <text:p>0.0137758497548389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70134881859036" calcext:value-type="float">
            <text:p>1.70134881859036</text:p>
          </table:table-cell>
          <table:table-cell office:value-type="string" calcext:value-type="string">
            <text:p>subject_3</text:p>
          </table:table-cell>
        </table:table-row>
        <table:table-row table:style-name="ro1">
          <table:table-cell office:value-type="string" calcext:value-type="string">
            <text:p>observation_6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624264282359295" calcext:value-type="float">
            <text:p>0.624264282359295</text:p>
          </table:table-cell>
          <table:table-cell table:formula="of:=((RAND())*3)" office:value-type="float" office:value="0.0234928983942573" calcext:value-type="float">
            <text:p>0.0234928983942573</text:p>
          </table:table-cell>
          <table:table-cell table:formula="of:=((RAND())*3)" office:value-type="float" office:value="2.90029836300471" calcext:value-type="float">
            <text:p>2.90029836300471</text:p>
          </table:table-cell>
          <table:table-cell table:formula="of:=((RAND())*1)" office:value-type="float" office:value="0.157032952672134" calcext:value-type="float">
            <text:p>0.157032952672134</text:p>
          </table:table-cell>
          <table:table-cell table:formula="of:=((RAND())*2)" office:value-type="float" office:value="1.71461910041422" calcext:value-type="float">
            <text:p>1.71461910041422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60490231549679" calcext:value-type="float">
            <text:p>1.60490231549679</text:p>
          </table:table-cell>
          <table:table-cell office:value-type="string" calcext:value-type="string">
            <text:p>subject_3</text:p>
          </table:table-cell>
        </table:table-row>
        <table:table-row table:style-name="ro1">
          <table:table-cell office:value-type="string" calcext:value-type="string">
            <text:p>observation_7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89072675253561" calcext:value-type="float">
            <text:p>2.89072675253561</text:p>
          </table:table-cell>
          <table:table-cell table:formula="of:=((RAND())*3)" office:value-type="float" office:value="2.37927836448766" calcext:value-type="float">
            <text:p>2.37927836448766</text:p>
          </table:table-cell>
          <table:table-cell table:formula="of:=((RAND())*3)" office:value-type="float" office:value="1.91781073200273" calcext:value-type="float">
            <text:p>1.91781073200273</text:p>
          </table:table-cell>
          <table:table-cell table:formula="of:=((RAND())*1)" office:value-type="float" office:value="0.25902936878647" calcext:value-type="float">
            <text:p>0.25902936878647</text:p>
          </table:table-cell>
          <table:table-cell table:formula="of:=((RAND())*2)" office:value-type="float" office:value="0.138074448454439" calcext:value-type="float">
            <text:p>0.138074448454439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0.461648419890724" calcext:value-type="float">
            <text:p>0.461648419890724</text:p>
          </table:table-cell>
          <table:table-cell office:value-type="string" calcext:value-type="string">
            <text:p>subject_4</text:p>
          </table:table-cell>
        </table:table-row>
        <table:table-row table:style-name="ro1">
          <table:table-cell office:value-type="string" calcext:value-type="string">
            <text:p>observation_8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61039989388102" calcext:value-type="float">
            <text:p>1.61039989388102</text:p>
          </table:table-cell>
          <table:table-cell table:formula="of:=((RAND())*3)" office:value-type="float" office:value="0.717505560932173" calcext:value-type="float">
            <text:p>0.717505560932173</text:p>
          </table:table-cell>
          <table:table-cell table:formula="of:=((RAND())*3)" office:value-type="float" office:value="2.78993635071078" calcext:value-type="float">
            <text:p>2.78993635071078</text:p>
          </table:table-cell>
          <table:table-cell table:formula="of:=((RAND())*1)" office:value-type="float" office:value="0.335328663142516" calcext:value-type="float">
            <text:p>0.335328663142516</text:p>
          </table:table-cell>
          <table:table-cell table:formula="of:=((RAND())*2)" office:value-type="float" office:value="1.72860961068718" calcext:value-type="float">
            <text:p>1.72860961068718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86804590603668" calcext:value-type="float">
            <text:p>1.86804590603668</text:p>
          </table:table-cell>
          <table:table-cell office:value-type="string" calcext:value-type="string">
            <text:p>subject_4</text:p>
          </table:table-cell>
        </table:table-row>
        <table:table-row table:style-name="ro1">
          <table:table-cell office:value-type="string" calcext:value-type="string">
            <text:p>observation_9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66619898864837" calcext:value-type="float">
            <text:p>2.66619898864837</text:p>
          </table:table-cell>
          <table:table-cell table:formula="of:=((RAND())*3)" office:value-type="float" office:value="0.933867639084601" calcext:value-type="float">
            <text:p>0.933867639084601</text:p>
          </table:table-cell>
          <table:table-cell table:formula="of:=((RAND())*3)" office:value-type="float" office:value="2.37675146865088" calcext:value-type="float">
            <text:p>2.37675146865088</text:p>
          </table:table-cell>
          <table:table-cell table:formula="of:=((RAND())*1)" office:value-type="float" office:value="0.0887516195328976" calcext:value-type="float">
            <text:p>0.0887516195328976</text:p>
          </table:table-cell>
          <table:table-cell table:formula="of:=((RAND())*2)" office:value-type="float" office:value="1.34588837562383" calcext:value-type="float">
            <text:p>1.34588837562383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0.39875060460144" calcext:value-type="float">
            <text:p>0.39875060460144</text:p>
          </table:table-cell>
          <table:table-cell office:value-type="string" calcext:value-type="string">
            <text:p>subject_5</text:p>
          </table:table-cell>
        </table:table-row>
        <table:table-row table:style-name="ro1">
          <table:table-cell office:value-type="string" calcext:value-type="string">
            <text:p>observation_10</text:p>
          </table:table-cell>
          <table:table-cell office:value-type="string" calcext:value-type="string">
            <text:p>group_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354059769525675" calcext:value-type="float">
            <text:p>0.354059769525675</text:p>
          </table:table-cell>
          <table:table-cell table:formula="of:=((RAND())*3)" office:value-type="float" office:value="2.5641269843849" calcext:value-type="float">
            <text:p>2.5641269843849</text:p>
          </table:table-cell>
          <table:table-cell table:formula="of:=((RAND())*3)" office:value-type="float" office:value="1.88836102361692" calcext:value-type="float">
            <text:p>1.88836102361692</text:p>
          </table:table-cell>
          <table:table-cell table:formula="of:=((RAND())*1)" office:value-type="float" office:value="0.697506938955944" calcext:value-type="float">
            <text:p>0.697506938955944</text:p>
          </table:table-cell>
          <table:table-cell table:formula="of:=((RAND())*2)" office:value-type="float" office:value="0.536153807513088" calcext:value-type="float">
            <text:p>0.536153807513088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60593619396844" calcext:value-type="float">
            <text:p>1.60593619396844</text:p>
          </table:table-cell>
          <table:table-cell office:value-type="string" calcext:value-type="string">
            <text:p>subject_5</text:p>
          </table:table-cell>
        </table:table-row>
        <table:table-row table:style-name="ro1">
          <table:table-cell office:value-type="string" calcext:value-type="string">
            <text:p>observation_11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853073058782598" calcext:value-type="float">
            <text:p>0.853073058782598</text:p>
          </table:table-cell>
          <table:table-cell table:formula="of:=((RAND())*3)" office:value-type="float" office:value="2.27020382603395" calcext:value-type="float">
            <text:p>2.27020382603395</text:p>
          </table:table-cell>
          <table:table-cell table:formula="of:=((RAND())*3)" office:value-type="float" office:value="2.45439746562232" calcext:value-type="float">
            <text:p>2.45439746562232</text:p>
          </table:table-cell>
          <table:table-cell table:formula="of:=((RAND())*1)" office:value-type="float" office:value="0.078978374932658" calcext:value-type="float">
            <text:p>0.078978374932658</text:p>
          </table:table-cell>
          <table:table-cell table:formula="of:=((RAND())*2)" office:value-type="float" office:value="0.504428947899791" calcext:value-type="float">
            <text:p>0.504428947899791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79114276194583" calcext:value-type="float">
            <text:p>1.79114276194583</text:p>
          </table:table-cell>
          <table:table-cell office:value-type="string" calcext:value-type="string">
            <text:p>subject_6</text:p>
          </table:table-cell>
        </table:table-row>
        <table:table-row table:style-name="ro1">
          <table:table-cell office:value-type="string" calcext:value-type="string">
            <text:p>observation_12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96229442002837" calcext:value-type="float">
            <text:p>1.96229442002837</text:p>
          </table:table-cell>
          <table:table-cell table:formula="of:=((RAND())*3)" office:value-type="float" office:value="0.939273627662573" calcext:value-type="float">
            <text:p>0.939273627662573</text:p>
          </table:table-cell>
          <table:table-cell table:formula="of:=((RAND())*3)" office:value-type="float" office:value="2.90067079354725" calcext:value-type="float">
            <text:p>2.90067079354725</text:p>
          </table:table-cell>
          <table:table-cell table:formula="of:=((RAND())*1)" office:value-type="float" office:value="0.586301823220019" calcext:value-type="float">
            <text:p>0.586301823220019</text:p>
          </table:table-cell>
          <table:table-cell table:formula="of:=((RAND())*2)" office:value-type="float" office:value="1.49149912680681" calcext:value-type="float">
            <text:p>1.49149912680681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83820644662331" calcext:value-type="float">
            <text:p>1.83820644662331</text:p>
          </table:table-cell>
          <table:table-cell office:value-type="string" calcext:value-type="string">
            <text:p>subject_6</text:p>
          </table:table-cell>
        </table:table-row>
        <table:table-row table:style-name="ro1">
          <table:table-cell office:value-type="string" calcext:value-type="string">
            <text:p>observation_13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15569539768041" calcext:value-type="float">
            <text:p>2.15569539768041</text:p>
          </table:table-cell>
          <table:table-cell table:formula="of:=((RAND())*3)" office:value-type="float" office:value="2.37340793555059" calcext:value-type="float">
            <text:p>2.37340793555059</text:p>
          </table:table-cell>
          <table:table-cell table:formula="of:=((RAND())*3)" office:value-type="float" office:value="1.33758041841517" calcext:value-type="float">
            <text:p>1.33758041841517</text:p>
          </table:table-cell>
          <table:table-cell table:formula="of:=((RAND())*1)" office:value-type="float" office:value="0.425351532383592" calcext:value-type="float">
            <text:p>0.425351532383592</text:p>
          </table:table-cell>
          <table:table-cell table:formula="of:=((RAND())*2)" office:value-type="float" office:value="0.538136811271448" calcext:value-type="float">
            <text:p>0.538136811271448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67044043784699" calcext:value-type="float">
            <text:p>1.67044043784699</text:p>
          </table:table-cell>
          <table:table-cell office:value-type="string" calcext:value-type="string">
            <text:p>subject_7</text:p>
          </table:table-cell>
        </table:table-row>
        <table:table-row table:style-name="ro1">
          <table:table-cell office:value-type="string" calcext:value-type="string">
            <text:p>observation_14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0727187469134435" calcext:value-type="float">
            <text:p>0.0727187469134435</text:p>
          </table:table-cell>
          <table:table-cell table:formula="of:=((RAND())*3)" office:value-type="float" office:value="2.25798218068705" calcext:value-type="float">
            <text:p>2.25798218068705</text:p>
          </table:table-cell>
          <table:table-cell table:formula="of:=((RAND())*3)" office:value-type="float" office:value="2.26611661431205" calcext:value-type="float">
            <text:p>2.26611661431205</text:p>
          </table:table-cell>
          <table:table-cell table:formula="of:=((RAND())*1)" office:value-type="float" office:value="0.226806941828742" calcext:value-type="float">
            <text:p>0.226806941828742</text:p>
          </table:table-cell>
          <table:table-cell table:formula="of:=((RAND())*2)" office:value-type="float" office:value="1.32091163402869" calcext:value-type="float">
            <text:p>1.32091163402869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44196451949343" calcext:value-type="float">
            <text:p>1.44196451949343</text:p>
          </table:table-cell>
          <table:table-cell office:value-type="string" calcext:value-type="string">
            <text:p>subject_7</text:p>
          </table:table-cell>
        </table:table-row>
        <table:table-row table:style-name="ro1">
          <table:table-cell office:value-type="string" calcext:value-type="string">
            <text:p>observation_15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12307306835383" calcext:value-type="float">
            <text:p>0.12307306835383</text:p>
          </table:table-cell>
          <table:table-cell table:formula="of:=((RAND())*3)" office:value-type="float" office:value="2.37582099608114" calcext:value-type="float">
            <text:p>2.37582099608114</text:p>
          </table:table-cell>
          <table:table-cell table:formula="of:=((RAND())*3)" office:value-type="float" office:value="0.385725927997819" calcext:value-type="float">
            <text:p>0.385725927997819</text:p>
          </table:table-cell>
          <table:table-cell table:formula="of:=((RAND())*1)" office:value-type="float" office:value="0.854724683829819" calcext:value-type="float">
            <text:p>0.854724683829819</text:p>
          </table:table-cell>
          <table:table-cell table:formula="of:=((RAND())*2)" office:value-type="float" office:value="0.614859608718158" calcext:value-type="float">
            <text:p>0.614859608718158</text:p>
          </table:table-cell>
          <table:table-cell office:value-type="float" office:value="0" calcext:value-type="float">
            <text:p>0</text:p>
          </table:table-cell>
          <table:table-cell table:formula="of:=((RAND())*2)" office:value-type="float" office:value="1.5727198885458" calcext:value-type="float">
            <text:p>1.5727198885458</text:p>
          </table:table-cell>
          <table:table-cell office:value-type="string" calcext:value-type="string">
            <text:p>subject_8</text:p>
          </table:table-cell>
        </table:table-row>
        <table:table-row table:style-name="ro1">
          <table:table-cell office:value-type="string" calcext:value-type="string">
            <text:p>observation_16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95678323455105" calcext:value-type="float">
            <text:p>1.95678323455105</text:p>
          </table:table-cell>
          <table:table-cell table:formula="of:=((RAND())*3)" office:value-type="float" office:value="0.242328006326382" calcext:value-type="float">
            <text:p>0.242328006326382</text:p>
          </table:table-cell>
          <table:table-cell table:formula="of:=((RAND())*3)" office:value-type="float" office:value="2.50792683737165" calcext:value-type="float">
            <text:p>2.50792683737165</text:p>
          </table:table-cell>
          <table:table-cell table:formula="of:=((RAND())*1)" office:value-type="float" office:value="0.817308992883219" calcext:value-type="float">
            <text:p>0.817308992883219</text:p>
          </table:table-cell>
          <table:table-cell table:formula="of:=((RAND())*2)" office:value-type="float" office:value="1.34946405203322" calcext:value-type="float">
            <text:p>1.34946405203322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1.24359804396621" calcext:value-type="float">
            <text:p>1.24359804396621</text:p>
          </table:table-cell>
          <table:table-cell office:value-type="string" calcext:value-type="string">
            <text:p>subject_8</text:p>
          </table:table-cell>
        </table:table-row>
        <table:table-row table:style-name="ro1">
          <table:table-cell office:value-type="string" calcext:value-type="string">
            <text:p>observation_17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87515042341444" calcext:value-type="float">
            <text:p>1.87515042341444</text:p>
          </table:table-cell>
          <table:table-cell table:formula="of:=((RAND())*3)" office:value-type="float" office:value="2.31028789843074" calcext:value-type="float">
            <text:p>2.31028789843074</text:p>
          </table:table-cell>
          <table:table-cell table:formula="of:=((RAND())*3)" office:value-type="float" office:value="1.09190311683624" calcext:value-type="float">
            <text:p>1.09190311683624</text:p>
          </table:table-cell>
          <table:table-cell table:formula="of:=((RAND())*1)" office:value-type="float" office:value="0.325826983016133" calcext:value-type="float">
            <text:p>0.325826983016133</text:p>
          </table:table-cell>
          <table:table-cell table:formula="of:=((RAND())*2)" office:value-type="float" office:value="1.14892440105697" calcext:value-type="float">
            <text:p>1.14892440105697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939346975719749" calcext:value-type="float">
            <text:p>0.939346975719749</text:p>
          </table:table-cell>
          <table:table-cell office:value-type="string" calcext:value-type="string">
            <text:p>subject_9</text:p>
          </table:table-cell>
        </table:table-row>
        <table:table-row table:style-name="ro1">
          <table:table-cell office:value-type="string" calcext:value-type="string">
            <text:p>observation_18</text:p>
          </table:table-cell>
          <table:table-cell office:value-type="string" calcext:value-type="string">
            <text:p>group_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70461673319547" calcext:value-type="float">
            <text:p>1.70461673319547</text:p>
          </table:table-cell>
          <table:table-cell table:formula="of:=((RAND())*3)" office:value-type="float" office:value="0.564484270887221" calcext:value-type="float">
            <text:p>0.564484270887221</text:p>
          </table:table-cell>
          <table:table-cell table:formula="of:=((RAND())*3)" office:value-type="float" office:value="0.952273809176099" calcext:value-type="float">
            <text:p>0.952273809176099</text:p>
          </table:table-cell>
          <table:table-cell table:formula="of:=((RAND())*1)" office:value-type="float" office:value="0.679029387161742" calcext:value-type="float">
            <text:p>0.679029387161742</text:p>
          </table:table-cell>
          <table:table-cell table:formula="of:=((RAND())*2)" office:value-type="float" office:value="1.85120363428528" calcext:value-type="float">
            <text:p>1.85120363428528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104592058512705" calcext:value-type="float">
            <text:p>0.104592058512705</text:p>
          </table:table-cell>
          <table:table-cell office:value-type="string" calcext:value-type="string">
            <text:p>subject_9</text:p>
          </table:table-cell>
        </table:table-row>
        <table:table-row table:style-name="ro1">
          <table:table-cell office:value-type="string" calcext:value-type="string">
            <text:p>observation_19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41277577680721" calcext:value-type="float">
            <text:p>2.41277577680721</text:p>
          </table:table-cell>
          <table:table-cell table:formula="of:=((RAND())*3)" office:value-type="float" office:value="2.45893223127722" calcext:value-type="float">
            <text:p>2.45893223127722</text:p>
          </table:table-cell>
          <table:table-cell table:formula="of:=((RAND())*3)" office:value-type="float" office:value="1.91526483016253" calcext:value-type="float">
            <text:p>1.91526483016253</text:p>
          </table:table-cell>
          <table:table-cell table:formula="of:=((RAND())*1)" office:value-type="float" office:value="0.477533316252339" calcext:value-type="float">
            <text:p>0.477533316252339</text:p>
          </table:table-cell>
          <table:table-cell table:formula="of:=((RAND())*2)" office:value-type="float" office:value="0.184824335328278" calcext:value-type="float">
            <text:p>0.184824335328278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951578610401684" calcext:value-type="float">
            <text:p>0.951578610401684</text:p>
          </table:table-cell>
          <table:table-cell office:value-type="string" calcext:value-type="string">
            <text:p>subject_10</text:p>
          </table:table-cell>
        </table:table-row>
        <table:table-row table:style-name="ro1">
          <table:table-cell office:value-type="string" calcext:value-type="string">
            <text:p>observation_20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58768976287027" calcext:value-type="float">
            <text:p>2.58768976287027</text:p>
          </table:table-cell>
          <table:table-cell table:formula="of:=((RAND())*3)" office:value-type="float" office:value="1.4055552161706" calcext:value-type="float">
            <text:p>1.4055552161706</text:p>
          </table:table-cell>
          <table:table-cell table:formula="of:=((RAND())*3)" office:value-type="float" office:value="2.74245212185974" calcext:value-type="float">
            <text:p>2.74245212185974</text:p>
          </table:table-cell>
          <table:table-cell table:formula="of:=((RAND())*1)" office:value-type="float" office:value="0.360807708509195" calcext:value-type="float">
            <text:p>0.360807708509195</text:p>
          </table:table-cell>
          <table:table-cell table:formula="of:=((RAND())*2)" office:value-type="float" office:value="1.69842158385504" calcext:value-type="float">
            <text:p>1.69842158385504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0685242807003503" calcext:value-type="float">
            <text:p>0.0685242807003503</text:p>
          </table:table-cell>
          <table:table-cell office:value-type="string" calcext:value-type="string">
            <text:p>subject_10</text:p>
          </table:table-cell>
        </table:table-row>
        <table:table-row table:style-name="ro1">
          <table:table-cell office:value-type="string" calcext:value-type="string">
            <text:p>observation_21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39134326500039" calcext:value-type="float">
            <text:p>1.39134326500039</text:p>
          </table:table-cell>
          <table:table-cell table:formula="of:=((RAND())*3)" office:value-type="float" office:value="1.91521203478711" calcext:value-type="float">
            <text:p>1.91521203478711</text:p>
          </table:table-cell>
          <table:table-cell table:formula="of:=((RAND())*3)" office:value-type="float" office:value="1.0905969513956" calcext:value-type="float">
            <text:p>1.0905969513956</text:p>
          </table:table-cell>
          <table:table-cell table:formula="of:=((RAND())*1)" office:value-type="float" office:value="0.0833930343704125" calcext:value-type="float">
            <text:p>0.0833930343704125</text:p>
          </table:table-cell>
          <table:table-cell table:formula="of:=((RAND())*2)" office:value-type="float" office:value="0.130728964808082" calcext:value-type="float">
            <text:p>0.130728964808082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894400207325485" calcext:value-type="float">
            <text:p>0.894400207325485</text:p>
          </table:table-cell>
          <table:table-cell office:value-type="string" calcext:value-type="string">
            <text:p>subject_11</text:p>
          </table:table-cell>
        </table:table-row>
        <table:table-row table:style-name="ro1">
          <table:table-cell office:value-type="string" calcext:value-type="string">
            <text:p>observation_22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1.16692214813856" calcext:value-type="float">
            <text:p>1.16692214813856</text:p>
          </table:table-cell>
          <table:table-cell table:formula="of:=((RAND())*3)" office:value-type="float" office:value="0.369399749117398" calcext:value-type="float">
            <text:p>0.369399749117398</text:p>
          </table:table-cell>
          <table:table-cell table:formula="of:=((RAND())*3)" office:value-type="float" office:value="0.939707826742593" calcext:value-type="float">
            <text:p>0.939707826742593</text:p>
          </table:table-cell>
          <table:table-cell table:formula="of:=((RAND())*1)" office:value-type="float" office:value="0.225819379011467" calcext:value-type="float">
            <text:p>0.225819379011467</text:p>
          </table:table-cell>
          <table:table-cell table:formula="of:=((RAND())*2)" office:value-type="float" office:value="1.58591734121573" calcext:value-type="float">
            <text:p>1.58591734121573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5201349213842" calcext:value-type="float">
            <text:p>0.5201349213842</text:p>
          </table:table-cell>
          <table:table-cell office:value-type="string" calcext:value-type="string">
            <text:p>subject_11</text:p>
          </table:table-cell>
        </table:table-row>
        <table:table-row table:style-name="ro1">
          <table:table-cell office:value-type="string" calcext:value-type="string">
            <text:p>observation_23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429896859679332" calcext:value-type="float">
            <text:p>0.429896859679332</text:p>
          </table:table-cell>
          <table:table-cell table:formula="of:=((RAND())*3)" office:value-type="float" office:value="0.912985476869256" calcext:value-type="float">
            <text:p>0.912985476869256</text:p>
          </table:table-cell>
          <table:table-cell table:formula="of:=((RAND())*3)" office:value-type="float" office:value="1.78251861458778" calcext:value-type="float">
            <text:p>1.78251861458778</text:p>
          </table:table-cell>
          <table:table-cell table:formula="of:=((RAND())*1)" office:value-type="float" office:value="0.950491319662891" calcext:value-type="float">
            <text:p>0.950491319662891</text:p>
          </table:table-cell>
          <table:table-cell table:formula="of:=((RAND())*2)" office:value-type="float" office:value="0.0782663862798885" calcext:value-type="float">
            <text:p>0.0782663862798885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478605554091594" calcext:value-type="float">
            <text:p>0.478605554091594</text:p>
          </table:table-cell>
          <table:table-cell office:value-type="string" calcext:value-type="string">
            <text:p>subject_12</text:p>
          </table:table-cell>
        </table:table-row>
        <table:table-row table:style-name="ro1">
          <table:table-cell office:value-type="string" calcext:value-type="string">
            <text:p>observation_24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0.454788843079309" calcext:value-type="float">
            <text:p>0.454788843079309</text:p>
          </table:table-cell>
          <table:table-cell table:formula="of:=((RAND())*3)" office:value-type="float" office:value="0.666164272729111" calcext:value-type="float">
            <text:p>0.666164272729111</text:p>
          </table:table-cell>
          <table:table-cell table:formula="of:=((RAND())*3)" office:value-type="float" office:value="0.459181620428543" calcext:value-type="float">
            <text:p>0.459181620428543</text:p>
          </table:table-cell>
          <table:table-cell table:formula="of:=((RAND())*1)" office:value-type="float" office:value="0.0838898128013857" calcext:value-type="float">
            <text:p>0.0838898128013857</text:p>
          </table:table-cell>
          <table:table-cell table:formula="of:=((RAND())*2)" office:value-type="float" office:value="0.0549520115139042" calcext:value-type="float">
            <text:p>0.0549520115139042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1.48095083250579" calcext:value-type="float">
            <text:p>1.48095083250579</text:p>
          </table:table-cell>
          <table:table-cell office:value-type="string" calcext:value-type="string">
            <text:p>subject_12</text:p>
          </table:table-cell>
        </table:table-row>
        <table:table-row table:style-name="ro1">
          <table:table-cell office:value-type="string" calcext:value-type="string">
            <text:p>observation_25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94121405358669" calcext:value-type="float">
            <text:p>2.94121405358669</text:p>
          </table:table-cell>
          <table:table-cell table:formula="of:=((RAND())*3)" office:value-type="float" office:value="2.6830854104043" calcext:value-type="float">
            <text:p>2.6830854104043</text:p>
          </table:table-cell>
          <table:table-cell table:formula="of:=((RAND())*3)" office:value-type="float" office:value="1.39313526333744" calcext:value-type="float">
            <text:p>1.39313526333744</text:p>
          </table:table-cell>
          <table:table-cell table:formula="of:=((RAND())*1)" office:value-type="float" office:value="0.54985050100735" calcext:value-type="float">
            <text:p>0.54985050100735</text:p>
          </table:table-cell>
          <table:table-cell table:formula="of:=((RAND())*2)" office:value-type="float" office:value="0.148335468246957" calcext:value-type="float">
            <text:p>0.148335468246957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1.8007992349339" calcext:value-type="float">
            <text:p>1.8007992349339</text:p>
          </table:table-cell>
          <table:table-cell office:value-type="string" calcext:value-type="string">
            <text:p>subject_13</text:p>
          </table:table-cell>
        </table:table-row>
        <table:table-row table:style-name="ro1">
          <table:table-cell office:value-type="string" calcext:value-type="string">
            <text:p>observation_26</text:p>
          </table:table-cell>
          <table:table-cell office:value-type="string" calcext:value-type="string">
            <text:p>group_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78533646696397" calcext:value-type="float">
            <text:p>2.78533646696397</text:p>
          </table:table-cell>
          <table:table-cell table:formula="of:=((RAND())*3)" office:value-type="float" office:value="1.04323338233107" calcext:value-type="float">
            <text:p>1.04323338233107</text:p>
          </table:table-cell>
          <table:table-cell table:formula="of:=((RAND())*3)" office:value-type="float" office:value="1.34940342014658" calcext:value-type="float">
            <text:p>1.34940342014658</text:p>
          </table:table-cell>
          <table:table-cell table:formula="of:=((RAND())*1)" office:value-type="float" office:value="0.613664021107815" calcext:value-type="float">
            <text:p>0.613664021107815</text:p>
          </table:table-cell>
          <table:table-cell table:formula="of:=((RAND())*2)" office:value-type="float" office:value="1.03737415703097" calcext:value-type="float">
            <text:p>1.03737415703097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1.84577615427554" calcext:value-type="float">
            <text:p>1.84577615427554</text:p>
          </table:table-cell>
          <table:table-cell office:value-type="string" calcext:value-type="string">
            <text:p>subject_13</text:p>
          </table:table-cell>
        </table:table-row>
        <table:table-row table:style-name="ro1">
          <table:table-cell office:value-type="string" calcext:value-type="string">
            <text:p>observation_27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2.24865502919443" calcext:value-type="float">
            <text:p>2.24865502919443</text:p>
          </table:table-cell>
          <table:table-cell table:formula="of:=((RAND())*3)" office:value-type="float" office:value="0.541010965586186" calcext:value-type="float">
            <text:p>0.541010965586186</text:p>
          </table:table-cell>
          <table:table-cell table:formula="of:=((RAND())*3)" office:value-type="float" office:value="2.70231916364125" calcext:value-type="float">
            <text:p>2.70231916364125</text:p>
          </table:table-cell>
          <table:table-cell table:formula="of:=((RAND())*1)" office:value-type="float" office:value="0.778165967890554" calcext:value-type="float">
            <text:p>0.778165967890554</text:p>
          </table:table-cell>
          <table:table-cell table:formula="of:=((RAND())*2)" office:value-type="float" office:value="1.25108272478217" calcext:value-type="float">
            <text:p>1.25108272478217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27921525052594" calcext:value-type="float">
            <text:p>0.27921525052594</text:p>
          </table:table-cell>
          <table:table-cell office:value-type="string" calcext:value-type="string">
            <text:p>subject_14</text:p>
          </table:table-cell>
        </table:table-row>
        <table:table-row table:style-name="ro1">
          <table:table-cell office:value-type="string" calcext:value-type="string">
            <text:p>observation_28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formula="of:=((RAND())*3)" office:value-type="float" office:value="0.493107890476247" calcext:value-type="float">
            <text:p>0.493107890476247</text:p>
          </table:table-cell>
          <table:table-cell table:formula="of:=((RAND())*3)" office:value-type="float" office:value="2.39571841867833" calcext:value-type="float">
            <text:p>2.39571841867833</text:p>
          </table:table-cell>
          <table:table-cell table:formula="of:=((RAND())*3)" office:value-type="float" office:value="1.62732799722156" calcext:value-type="float">
            <text:p>1.62732799722156</text:p>
          </table:table-cell>
          <table:table-cell table:formula="of:=((RAND())*1)" office:value-type="float" office:value="0.477313354451731" calcext:value-type="float">
            <text:p>0.477313354451731</text:p>
          </table:table-cell>
          <table:table-cell table:formula="of:=((RAND())*2)" office:value-type="float" office:value="0.725996156263367" calcext:value-type="float">
            <text:p>0.725996156263367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1.21967872935008" calcext:value-type="float">
            <text:p>1.21967872935008</text:p>
          </table:table-cell>
          <table:table-cell office:value-type="string" calcext:value-type="string">
            <text:p>subject_14</text:p>
          </table:table-cell>
        </table:table-row>
        <table:table-row table:style-name="ro1">
          <table:table-cell office:value-type="string" calcext:value-type="string">
            <text:p>observation_29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2.06704651698224" calcext:value-type="float">
            <text:p>2.06704651698224</text:p>
          </table:table-cell>
          <table:table-cell table:formula="of:=((RAND())*3)" office:value-type="float" office:value="0.870979693442774" calcext:value-type="float">
            <text:p>0.870979693442774</text:p>
          </table:table-cell>
          <table:table-cell table:formula="of:=((RAND())*3)" office:value-type="float" office:value="0.963255650390398" calcext:value-type="float">
            <text:p>0.963255650390398</text:p>
          </table:table-cell>
          <table:table-cell table:formula="of:=((RAND())*1)" office:value-type="float" office:value="0.0533087480327117" calcext:value-type="float">
            <text:p>0.0533087480327117</text:p>
          </table:table-cell>
          <table:table-cell table:formula="of:=((RAND())*2)" office:value-type="float" office:value="1.78481192590402" calcext:value-type="float">
            <text:p>1.78481192590402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1.3488340305274" calcext:value-type="float">
            <text:p>1.3488340305274</text:p>
          </table:table-cell>
          <table:table-cell office:value-type="string" calcext:value-type="string">
            <text:p>subject_15</text:p>
          </table:table-cell>
        </table:table-row>
        <table:table-row table:style-name="ro1">
          <table:table-cell office:value-type="string" calcext:value-type="string">
            <text:p>observation_30</text:p>
          </table:table-cell>
          <table:table-cell office:value-type="string" calcext:value-type="string">
            <text:p>group_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formula="of:=((RAND())*3)" office:value-type="float" office:value="1.72075552397476" calcext:value-type="float">
            <text:p>1.72075552397476</text:p>
          </table:table-cell>
          <table:table-cell table:formula="of:=((RAND())*3)" office:value-type="float" office:value="0.543169998669604" calcext:value-type="float">
            <text:p>0.543169998669604</text:p>
          </table:table-cell>
          <table:table-cell table:formula="of:=((RAND())*3)" office:value-type="float" office:value="0.445227657455149" calcext:value-type="float">
            <text:p>0.445227657455149</text:p>
          </table:table-cell>
          <table:table-cell table:formula="of:=((RAND())*1)" office:value-type="float" office:value="0.501995847633629" calcext:value-type="float">
            <text:p>0.501995847633629</text:p>
          </table:table-cell>
          <table:table-cell table:formula="of:=((RAND())*2)" office:value-type="float" office:value="0.844483691317284" calcext:value-type="float">
            <text:p>0.844483691317284</text:p>
          </table:table-cell>
          <table:table-cell office:value-type="float" office:value="1" calcext:value-type="float">
            <text:p>1</text:p>
          </table:table-cell>
          <table:table-cell table:formula="of:=((RAND())*2)" office:value-type="float" office:value="0.570120516952246" calcext:value-type="float">
            <text:p>0.570120516952246</text:p>
          </table:table-cell>
          <table:table-cell office:value-type="string" calcext:value-type="string">
            <text:p>subject_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3:06:13.292789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1T10:43:19.298633592</meta:creation-date>
    <dc:date>2025-04-07T23:06:55.091100262</dc:date>
    <meta:editing-duration>PT51M45S</meta:editing-duration>
    <meta:editing-cycles>16</meta:editing-cycles>
    <meta:generator>LibreOffice/25.2.1.2$Linux_X86_64 LibreOffice_project/d3abf4aee5fd705e4a92bba33a32f40bc4e56f49</meta:generator>
    <meta:document-statistic meta:table-count="1" meta:cell-count="372" meta:object-count="0"/>
  </office:meta>
</office:document-meta>
</file>